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45.7mm"/>
    </style:style>
    <style:style style:name="co4" style:family="table-column">
      <style:table-column-properties fo:break-before="auto" style:column-width="138.3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1.8mm"/>
    </style:style>
    <style:style style:name="co7" style:family="table-column">
      <style:table-column-properties fo:break-before="auto" style:column-width="77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En tant que…</text:p>
          </table:table-cell>
          <table:table-cell table:style-name="ce2" office:value-type="string" calcext:value-type="string">
            <text:p>Je veux…</text:p>
          </table:table-cell>
          <table:table-cell table:style-name="ce2" office:value-type="string" calcext:value-type="string">
            <text:p>Afin de …</text:p>
          </table:table-cell>
          <table:table-cell table:style-name="ce2" office:value-type="string" calcext:value-type="string">
            <text:p>Priorité </text:p>
          </table:table-cell>
          <table:table-cell table:style-name="ce2" office:value-type="string" calcext:value-type="string">
            <text:p>Date_Fin</text:p>
          </table:table-cell>
          <table:table-cell table:style-name="ce2" office:value-type="string" calcext:value-type="string">
            <text:p>Qui ?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us-01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créer une tâche </text:p>
          </table:table-cell>
          <table:table-cell office:value-type="string" calcext:value-type="string">
            <text:p>suivre le traitement de celle-c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2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modifier une tâche </text:p>
          </table:table-cell>
          <table:table-cell office:value-type="string" calcext:value-type="string">
            <text:p>La mettre à jou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3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désactiver <text:s/>une tâche </text:p>
          </table:table-cell>
          <table:table-cell office:value-type="string" calcext:value-type="string">
            <text:p>de ne plus les affich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4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consulter la liste des tâches</text:p>
          </table:table-cell>
          <table:table-cell office:value-type="string" calcext:value-type="string">
            <text:p><text:span text:style-name="T1">connaître l’ensemble </text:span>les tâches à réalis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5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consulter une tâche </text:p>
          </table:table-cell>
          <table:table-cell office:value-type="string" calcext:value-type="string">
            <text:p>connaître les informations sur la tâ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6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créer <text:s/>des utilisateurs</text:p>
          </table:table-cell>
          <table:table-cell office:value-type="string" calcext:value-type="string">
            <text:p>pouvoir les affecter à une ou des tâche(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7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désactiver <text:s/>un utilisateur </text:p>
          </table:table-cell>
          <table:table-cell office:value-type="string" calcext:value-type="string">
            <text:p>De ne plus l’afficher dans la liste des personne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8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affecter une personne à une tâche existante </text:p>
          </table:table-cell>
          <table:table-cell office:value-type="string" calcext:value-type="string">
            <text:p>pour suivre le traitement de la tâche par la personne affect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09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modifier l’affectation d’une personne à une tâche existante </text:p>
          </table:table-cell>
          <table:table-cell office:value-type="string" calcext:value-type="string">
            <text:p>mettre à jour les caractéristiques de la tâc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10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affecter une date de début et une date de fin prévisionnelle à une tâche existante </text:p>
          </table:table-cell>
          <table:table-cell office:value-type="string" calcext:value-type="string">
            <text:p>de piloter la réaliser la réalisation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-11</text:p>
          </table:table-cell>
          <table:table-cell office:value-type="string" calcext:value-type="string">
            <text:p>Utilisateur </text:p>
          </table:table-cell>
          <table:table-cell office:value-type="string" calcext:value-type="string">
            <text:p>pouvoir modifier la date de début et la date de fin prévisionnelle d’une tâche existante </text:p>
          </table:table-cell>
          <table:table-cell office:value-type="string" calcext:value-type="string">
            <text:p>mettre à jour les caractéristiques de la tâche</text:p>
          </table:table-cell>
          <table:table-cell table:number-columns-repeated="1020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MoSoCoW </text:p>
          </table:table-cell>
          <table:table-cell table:style-name="ce1" office:value-type="string" calcext:value-type="string">
            <text:p><text:span text:style-name="T2">Must:</text:span> identifie ce qui est indispensable pour que l’application soit opérationnelle, indépendamment de tout confort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<text:span text:style-name="T2">Should: </text:span>identifie ce qu’il faudrait vraiment avoir pour que l’application soit utilisable dans de bonnes conditions page 15soit utilisab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" office:value-type="string" calcext:value-type="string">
            <text:p><text:span text:style-name="T2">Could : </text:span>Introduit un confort d’utilisation pour faciliter l’expérience des utilisateurs finaux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" office:value-type="string" calcext:value-type="string">
            <text:p><text:span text:style-name="T2">Won’t:</text:span> identifie des options qui seraient sympathiques, mais que, lucidement, on n’aura pas le temps/budget de réaliser</text:p>
          </table:table-cell>
          <table:table-cell table:number-columns-repeated="1020"/>
        </table:table-row>
      </table:table>
      <table:table table:name="MEP Env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number-columns-repeated="102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Tâches <text:s/></text:p>
          </table:table-cell>
          <table:table-cell table:style-name="ce2" table:number-columns-repeated="1022"/>
        </table:table-row>
        <table:table-row table:style-name="ro1">
          <table:table-cell/>
          <table:table-cell office:value-type="string" calcext:value-type="string">
            <text:p>Créer une structure de dossiers pour le projet <text:s/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éer les route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éer les view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éer la BD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éer les différentes collection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imenter les différentes collections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réer l’accès à la BD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07:52:42.278723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3:16:38.679105525</meta:creation-date>
    <dc:date>2018-06-29T08:26:33.153758030</dc:date>
    <meta:editing-duration>PT48M33S</meta:editing-duration>
    <meta:editing-cycles>4</meta:editing-cycles>
    <meta:generator>LibreOffice/6.0.3.2$Linux_X86_64 LibreOffice_project/00m0$Build-2</meta:generator>
    <meta:document-statistic meta:table-count="2" meta:cell-count="65" meta:object-count="0"/>
  </office:meta>
</office:document-meta>
</file>